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09:19:39.904040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0:57:19.896634620</dc:date>
    <meta:editing-duration>PT22H15M21S</meta:editing-duration>
    <meta:editing-cycles>91</meta:editing-cycles>
    <meta:generator>LibreOffice/5.1.6.2$Linux_X86_64 LibreOffice_project/10m0$Build-2</meta:generator>
    <meta:document-statistic meta:table-count="3" meta:cell-count="1424" meta:object-count="0"/>
  </office:meta>
</office:document-meta>
</file>